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14004" draw:fill="solid" draw:fill-color="#94bd5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cc6633" draw:fill="solid" draw:fill-color="#ff9966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opacity="0%" draw:opacity-name="" draw:textarea-horizontal-align="justify" draw:textarea-vertical-align="middle" draw:auto-grow-height="false" draw:shadow-opacity="0%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2cm" svg:height="1.3cm" svg:x="2cm" svg:y="1.5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3.1cm" svg:y1="2.8cm" svg:x2="3.1cm" svg:y2="4.1cm" draw:start-shape="id1" draw:start-glue-point="8" draw:end-shape="id2" draw:end-glue-point="0" svg:d="M3100 2800v1300" svg:viewBox="0 0 1 1301">
          <text:p/>
        </draw:connector>
        <draw:custom-shape draw:style-name="gr3" draw:text-style-name="P1" xml:id="id2" draw:id="id2" draw:layer="layout" svg:width="2cm" svg:height="1.3cm" svg:x="2.1cm" svg:y="4.1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cm -0.299cm -0.199cm" svg:x1="3.1cm" svg:y1="5.4cm" svg:x2="3.1cm" svg:y2="1.5cm" draw:start-shape="id2" draw:start-glue-point="2" draw:end-shape="id1" draw:end-glue-point="4" svg:d="M3100 5400v501h-1900v-5101h1900v700" svg:viewBox="0 0 1901 5102">
          <text:p/>
        </draw:connector>
        <draw:custom-shape draw:style-name="gr1" draw:text-style-name="P1" xml:id="id3" draw:id="id3" draw:layer="layout" svg:width="2.2cm" svg:height="1.3cm" svg:x="22.4cm" svg:y="1.6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1" draw:id="id21" draw:layer="layout" svg:width="2cm" svg:height="1.3cm" svg:x="25.5cm" svg:y="8.4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2cm" svg:height="1.3cm" svg:x="25.4cm" svg:y="5cm">
          <text:p text:style-name="P1">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4" draw:id="id4" draw:layer="layout" svg:width="2cm" svg:height="1.3cm" svg:x="25.5cm" svg:y="1.6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4.6cm" svg:y1="2.25cm" svg:x2="25.5cm" svg:y2="2.25cm" draw:start-shape="id3" draw:start-glue-point="10" draw:end-shape="id4" svg:d="M24600 2250h900" svg:viewBox="0 0 901 1">
          <text:p/>
        </draw:connector>
        <draw:connector draw:style-name="gr4" draw:text-style-name="P1" draw:layer="layout" svg:x1="26.5cm" svg:y1="2.9cm" svg:x2="26.5cm" svg:y2="5cm" draw:start-shape="id4" draw:start-glue-point="2" draw:end-shape="id5" svg:d="M26500 2900v2100" svg:viewBox="0 0 1 2101">
          <text:p/>
        </draw:connector>
        <draw:custom-shape draw:style-name="gr1" draw:text-style-name="P1" xml:id="id6" draw:id="id6" draw:layer="layout" svg:width="2.2cm" svg:height="1.3cm" svg:x="16.601cm" svg:y="1.3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8" draw:id="id8" draw:layer="layout" svg:width="2cm" svg:height="1.3cm" svg:x="16.701cm" svg:y="4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cm" svg:height="1.3cm" svg:x="13.901cm" svg:y="4.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2cm" svg:height="1.3cm" svg:x="19.501cm" svg:y="4.1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923cm" svg:y1="2.41cm" svg:x2="14.901cm" svg:y2="4.1cm" draw:start-shape="id6" draw:start-glue-point="7" draw:end-shape="id7" draw:end-glue-point="0" svg:d="M16923 2410l-2022 1690" svg:viewBox="0 0 2023 1691">
          <text:p/>
        </draw:connector>
        <draw:connector draw:style-name="gr2" draw:text-style-name="P1" draw:layer="layout" draw:type="line" svg:x1="17.701cm" svg:y1="2.6cm" svg:x2="17.701cm" svg:y2="4.1cm" draw:start-shape="id6" draw:start-glue-point="8" draw:end-shape="id8" svg:d="M17701 2600v1500" svg:viewBox="0 0 1 1501">
          <text:p/>
        </draw:connector>
        <draw:connector draw:style-name="gr2" draw:text-style-name="P1" draw:layer="layout" draw:type="line" svg:x1="18.479cm" svg:y1="2.41cm" svg:x2="20.501cm" svg:y2="4.1cm" draw:start-shape="id6" draw:start-glue-point="9" draw:end-shape="id9" draw:end-glue-point="0" svg:d="M18479 2410l2022 1690" svg:viewBox="0 0 2023 1691">
          <text:p/>
        </draw:connector>
        <draw:custom-shape draw:style-name="gr1" draw:text-style-name="P1" xml:id="id10" draw:id="id10" draw:layer="layout" svg:width="2.2cm" svg:height="1.3cm" svg:x="17.701cm" svg:y="7.8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2cm" svg:height="1.3cm" svg:x="19.001cm" svg:y="10.70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2cm" svg:height="1.3cm" svg:x="16.101cm" svg:y="10.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2cm" svg:height="1.3cm" svg:x="21.901cm" svg:y="10.7cm">
          <text:p text:style-name="P1">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801cm" svg:y1="9.1cm" svg:x2="17.101cm" svg:y2="10.7cm" draw:start-shape="id10" draw:start-glue-point="8" draw:end-shape="id11" draw:end-glue-point="0" svg:d="M18801 9100l-1700 1600" svg:viewBox="0 0 1701 1601">
          <text:p/>
        </draw:connector>
        <draw:connector draw:style-name="gr2" draw:text-style-name="P1" draw:layer="layout" draw:type="line" svg:x1="18.801cm" svg:y1="9.1cm" svg:x2="20.001cm" svg:y2="10.704cm" draw:start-shape="id10" draw:start-glue-point="8" draw:end-shape="id12" draw:end-glue-point="0" svg:d="M18801 9100l1200 1604" svg:viewBox="0 0 1201 1605">
          <text:p/>
        </draw:connector>
        <draw:connector draw:style-name="gr2" draw:text-style-name="P1" draw:layer="layout" draw:type="line" svg:x1="19.579cm" svg:y1="8.91cm" svg:x2="22.901cm" svg:y2="10.7cm" draw:start-shape="id10" draw:start-glue-point="9" draw:end-shape="id13" draw:end-glue-point="0" svg:d="M19579 8910l3322 1790" svg:viewBox="0 0 3323 1791">
          <text:p/>
        </draw:connector>
        <draw:custom-shape draw:style-name="gr1" draw:text-style-name="P1" xml:id="id16" draw:id="id16" draw:layer="layout" svg:width="2.2cm" svg:height="1.3cm" svg:x="20.602cm" svg:y="7.801cm">
          <text:p text:style-name="P1">Z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4" draw:id="id14" draw:layer="layout" svg:width="2.2cm" svg:height="1.3cm" svg:x="14.702cm" svg:y="7.801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5" draw:id="id15" draw:layer="layout" svg:width="2cm" svg:height="1.3cm" svg:x="13.101cm" svg:y="10.7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5.024cm" svg:y1="8.911cm" svg:x2="14.101cm" svg:y2="10.7cm" draw:start-shape="id14" draw:start-glue-point="7" draw:end-shape="id15" draw:end-glue-point="0" svg:d="M15024 8911l-923 1789" svg:viewBox="0 0 924 1790">
          <text:p/>
        </draw:connector>
        <draw:connector draw:style-name="gr2" draw:text-style-name="P1" draw:layer="layout" draw:type="line" svg:x1="15.802cm" svg:y1="9.101cm" svg:x2="17.101cm" svg:y2="10.7cm" draw:start-shape="id14" draw:start-glue-point="8" draw:end-shape="id11" draw:end-glue-point="0" svg:d="M15802 9101l1299 1599" svg:viewBox="0 0 1300 1600">
          <text:p/>
        </draw:connector>
        <draw:connector draw:style-name="gr2" draw:text-style-name="P1" draw:layer="layout" draw:type="line" svg:x1="16.58cm" svg:y1="8.911cm" svg:x2="20.001cm" svg:y2="10.704cm" draw:start-shape="id14" draw:start-glue-point="9" draw:end-shape="id12" draw:end-glue-point="0" svg:d="M16580 8911l3421 1793" svg:viewBox="0 0 3422 1794">
          <text:p/>
        </draw:connector>
        <draw:connector draw:style-name="gr2" draw:text-style-name="P1" draw:layer="layout" draw:type="line" svg:x1="21.702cm" svg:y1="9.101cm" svg:x2="20.001cm" svg:y2="10.704cm" draw:start-shape="id16" draw:start-glue-point="8" svg:d="M21702 9101l-1701 1603" svg:viewBox="0 0 1702 1604">
          <text:p/>
        </draw:connector>
        <draw:connector draw:style-name="gr2" draw:text-style-name="P1" draw:layer="layout" draw:type="line" svg:x1="20.924cm" svg:y1="8.911cm" svg:x2="17.101cm" svg:y2="10.7cm" draw:start-shape="id16" draw:start-glue-point="7" draw:end-shape="id11" draw:end-glue-point="0" svg:d="M20924 8911l-3823 1789" svg:viewBox="0 0 3824 1790">
          <text:p/>
        </draw:connector>
        <draw:connector draw:style-name="gr2" draw:text-style-name="P1" draw:layer="layout" draw:type="line" svg:x1="22.48cm" svg:y1="8.911cm" svg:x2="22.901cm" svg:y2="10.7cm" draw:start-shape="id16" draw:start-glue-point="9" draw:end-shape="id13" svg:d="M22480 8911l421 1789" svg:viewBox="0 0 422 1790">
          <text:p/>
        </draw:connector>
        <draw:connector draw:style-name="gr2" draw:text-style-name="P1" draw:layer="layout" draw:type="line" svg:x1="18.023cm" svg:y1="8.91cm" svg:x2="14.102cm" svg:y2="10.7cm" draw:start-shape="id10" draw:start-glue-point="7" svg:d="M18023 8910l-3921 1790" svg:viewBox="0 0 3922 1791">
          <text:p/>
        </draw:connector>
        <draw:custom-shape draw:style-name="gr1" draw:text-style-name="P1" xml:id="id17" draw:id="id17" draw:layer="layout" svg:width="2.2cm" svg:height="1.3cm" svg:x="6.101cm" svg:y="1.401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0" draw:id="id20" draw:layer="layout" svg:width="2cm" svg:height="1.3cm" svg:x="6.201cm" svg:y="4.10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2cm" svg:height="1.3cm" svg:x="9.101cm" svg:y="4.101cm">
          <text:p text:style-name="P1">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8" draw:id="id18" draw:layer="layout" svg:width="2cm" svg:height="1.3cm" svg:x="9.201cm" svg:y="1.401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01cm" svg:y1="2.051cm" svg:x2="9.201cm" svg:y2="2.051cm" draw:start-shape="id17" draw:start-glue-point="10" draw:end-shape="id18" svg:d="M8301 2051h900" svg:viewBox="0 0 901 1">
          <text:p/>
        </draw:connector>
        <draw:connector draw:style-name="gr2" draw:text-style-name="P1" draw:layer="layout" svg:x1="9.101cm" svg:y1="4.751cm" svg:x2="8.201cm" svg:y2="4.751cm" draw:start-shape="id19" draw:start-glue-point="6" draw:end-shape="id20" draw:end-glue-point="1" svg:d="M9101 4751h-900" svg:viewBox="0 0 901 1">
          <text:p/>
        </draw:connector>
        <draw:connector draw:style-name="gr4" draw:text-style-name="P1" draw:layer="layout" svg:x1="7.201cm" svg:y1="4.101cm" svg:x2="7.201cm" svg:y2="2.701cm" draw:start-shape="id20" draw:start-glue-point="0" draw:end-shape="id17" draw:end-glue-point="8" svg:d="M7201 4101v-1400" svg:viewBox="0 0 1 1401">
          <text:p/>
        </draw:connector>
        <draw:connector draw:style-name="gr4" draw:text-style-name="P1" draw:layer="layout" svg:x1="10.201cm" svg:y1="2.701cm" svg:x2="10.201cm" svg:y2="4.101cm" draw:start-shape="id18" draw:start-glue-point="2" draw:end-shape="id19" svg:d="M10201 2701v1400" svg:viewBox="0 0 1 1401">
          <text:p/>
        </draw:connector>
        <draw:connector draw:style-name="gr4" draw:text-style-name="P1" draw:layer="layout" svg:x1="23.5cm" svg:y1="2.9cm" svg:x2="25.5cm" svg:y2="9.05cm" draw:start-shape="id3" draw:end-shape="id21" draw:end-glue-point="3" svg:d="M23500 2900v6150h2000" svg:viewBox="0 0 2001 6151">
          <text:p/>
        </draw:connector>
        <draw:connector draw:style-name="gr2" draw:text-style-name="P1" draw:layer="layout" draw:type="line" svg:x1="26.5cm" svg:y1="6.3cm" svg:x2="26.5cm" svg:y2="8.4cm" draw:start-shape="id5" draw:start-glue-point="8" draw:end-shape="id21" svg:d="M26500 6300v2100" svg:viewBox="0 0 1 2101">
          <text:p/>
        </draw:connector>
        <draw:custom-shape draw:style-name="gr1" draw:text-style-name="P1" xml:id="id22" draw:id="id22" draw:layer="layout" svg:width="2.2cm" svg:height="1.3cm" svg:x="0.301cm" svg:y="8.301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.501cm" svg:y1="8.951cm" svg:x2="3.1cm" svg:y2="8.95cm" draw:start-shape="id22" draw:start-glue-point="10" draw:end-shape="id23" draw:end-glue-point="3" svg:d="M2501 8951l599-1" svg:viewBox="0 0 600 2">
          <text:p/>
        </draw:connector>
        <draw:custom-shape draw:style-name="gr3" draw:text-style-name="P1" xml:id="id23" draw:id="id23" draw:layer="layout" svg:width="2cm" svg:height="1.3cm" svg:x="3.1cm" svg:y="8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2.2cm" svg:height="1.3cm" svg:x="5.702cm" svg:y="8.302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7.902cm" svg:y1="8.952cm" svg:x2="8.601cm" svg:y2="8.951cm" draw:start-shape="id24" draw:start-glue-point="10" draw:end-shape="id25" draw:end-glue-point="3" svg:d="M7902 8952l699-1" svg:viewBox="0 0 700 2">
          <text:p/>
        </draw:connector>
        <draw:custom-shape draw:style-name="gr3" draw:text-style-name="P1" xml:id="id25" draw:id="id25" draw:layer="layout" svg:width="2cm" svg:height="1.3cm" svg:x="8.601cm" svg:y="8.301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2.2cm" svg:height="1.3cm" svg:x="11.403cm" svg:y="8.303cm">
          <text:p text:style-name="P1">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5.1cm" svg:y1="8.95cm" svg:x2="5.702cm" svg:y2="8.952cm" draw:start-shape="id23" draw:start-glue-point="1" draw:end-shape="id24" draw:end-glue-point="6" svg:d="M5100 8950h301v2h301" svg:viewBox="0 0 603 3">
          <text:p/>
        </draw:connector>
        <draw:connector draw:style-name="gr4" draw:text-style-name="P1" draw:layer="layout" svg:x1="10.6cm" svg:y1="8.949cm" svg:x2="11.403cm" svg:y2="8.953cm" draw:end-shape="id26" draw:end-glue-point="6" svg:d="M10600 8949h151v4h652" svg:viewBox="0 0 804 5">
          <text:p/>
        </draw:connector>
        <draw:custom-shape draw:style-name="gr5" draw:text-style-name="P2" draw:layer="layout" svg:width="1cm" svg:height="0.8cm" svg:x="2.4cm" svg:y="6.2cm">
          <text:p text:style-name="P1"><text:span text:style-name="T1">(a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7.8cm" svg:y="6.2cm">
          <text:p text:style-name="P1"><text:span text:style-name="T1">(b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17cm" svg:y="6.2cm">
          <text:p text:style-name="P1"><text:span text:style-name="T1">(c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17.8cm" svg:y="12.6cm">
          <text:p text:style-name="P1"><text:span text:style-name="T1">(e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25.4cm" svg:y="10.5cm">
          <text:p text:style-name="P1"><text:span text:style-name="T1">(f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0.8cm" svg:x="5.6cm" svg:y="10.5cm">
          <text:p text:style-name="P1"><text:span text:style-name="T1">(d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-name="Transparency_20_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8:43:15.838745768</meta:creation-date>
    <dc:date>2015-08-11T19:41:39.001782778</dc:date>
    <meta:editing-duration>PT11M15S</meta:editing-duration>
    <meta:editing-cycles>2</meta:editing-cycles>
    <meta:generator>LibreOffice/4.2.8.2$Linux_X86_64 LibreOffice_project/420m0$Build-2</meta:generator>
    <meta:document-statistic meta:object-count="82"/>
  </office:meta>
</office:document-meta>
</file>